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22-11-21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22-04-01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21-11-17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21-03-05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5776" calcext:value-type="float">
            <text:p>20.30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488" calcext:value-type="float">
            <text:p>20.28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1392" calcext:value-type="float">
            <text:p>20.28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8532" calcext:value-type="float">
            <text:p>20.25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4816" calcext:value-type="float">
            <text:p>20.24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4816" calcext:value-type="float">
            <text:p>20.24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488" calcext:value-type="float">
            <text:p>20.28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488" calcext:value-type="float">
            <text:p>20.28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1768" calcext:value-type="float">
            <text:p>20.24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0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0724" calcext:value-type="float">
            <text:p>20.27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488" calcext:value-type="float">
            <text:p>20.28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1392" calcext:value-type="float">
            <text:p>20.28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1392" calcext:value-type="float">
            <text:p>20.28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0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0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5776" calcext:value-type="float">
            <text:p>20.30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197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052119034101</text:p>
          </table:table-cell>
          <table:table-cell office:value-type="string" calcext:value-type="string">
            <text:p>196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848" calcext:value-type="float">
            <text:p>20.50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31" meta:object-count="0"/>
    <meta:user-defined meta:name="AppVersion">3.0</meta:user-defined>
  </office:meta>
</office:document-meta>
</file>